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17.89mm"/>
    </style:style>
    <style:style style:name="co4" style:family="table-column">
      <style:table-column-properties fo:break-before="auto" style:column-width="17.32mm"/>
    </style:style>
    <style:style style:name="co5" style:family="table-column">
      <style:table-column-properties fo:break-before="auto" style:column-width="17.6mm"/>
    </style:style>
    <style:style style:name="co6" style:family="table-column">
      <style:table-column-properties fo:break-before="auto" style:column-width="5.29mm"/>
    </style:style>
    <style:style style:name="co7" style:family="table-column">
      <style:table-column-properties fo:break-before="auto" style:column-width="21.4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style:glyph-orientation-vertical="0" fo:background-color="#00cc33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ébut arc</text:p>
          </table:table-cell>
          <table:table-cell table:style-name="ce2" office:value-type="string" calcext:value-type="string">
            <text:p>Fin arc</text:p>
          </table:table-cell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Flot min</text:p>
          </table:table-cell>
          <table:table-cell table:style-name="ce3" office:value-type="string" calcext:value-type="string">
            <text:p>Capacité</text:p>
          </table:table-cell>
          <table:table-cell table:style-name="ce3" office:value-type="string" calcext:value-type="string">
            <text:p>Coût</text:p>
          </table:table-cell>
          <table:table-cell table:style-name="ce3" office:value-type="string" calcext:value-type="string">
            <text:p>Flot</text:p>
          </table:table-cell>
          <table:table-cell/>
          <table:table-cell table:style-name="ce4" office:value-type="string" calcext:value-type="string">
            <text:p>Débit voulu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Rou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oût total</text:p>
          </table:table-cell>
          <table:table-cell table:style-name="ce8" table:formula="of:=SUMPRODUCT(CoûtsArcs;Flots)" office:value-type="float" office:value="1715" calcext:value-type="float">
            <text:p>171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Rou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Rai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30" calcext:value-type="float">
            <text:p>30</text:p>
          </table:table-cell>
          <table:table-cell/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Flot entrant</text:p>
          </table:table-cell>
          <table:table-cell table:style-name="ce3" office:value-type="string" calcext:value-type="string">
            <text:p>Flot sortant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Rou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9" table:formula="of:=SUMIF(NoeudsFin;[.I6];Flots)" office:value-type="float" office:value="180" calcext:value-type="float">
            <text:p>180</text:p>
          </table:table-cell>
          <table:table-cell table:style-name="ce9" table:formula="of:=SUMIF(NoeudsDéb;[.I6];Flots)"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Rou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9" table:formula="of:=SUMIF(NoeudsFin;[.I7];Flots)" office:value-type="float" office:value="50" calcext:value-type="float">
            <text:p>50</text:p>
          </table:table-cell>
          <table:table-cell table:style-name="ce9" table:formula="of:=SUMIF(NoeudsDéb;[.I7];Flots)"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Rai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9" table:formula="of:=SUMIF(NoeudsFin;[.I8];Flots)" office:value-type="float" office:value="30" calcext:value-type="float">
            <text:p>30</text:p>
          </table:table-cell>
          <table:table-cell table:style-name="ce9" table:formula="of:=SUMIF(NoeudsDéb;[.I8];Flots)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Rou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9" table:formula="of:=SUMIF(NoeudsFin;[.I9];Flots)" office:value-type="float" office:value="35" calcext:value-type="float">
            <text:p>35</text:p>
          </table:table-cell>
          <table:table-cell table:style-name="ce9" table:formula="of:=SUMIF(NoeudsDéb;[.I9];Flots)"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Rai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9" table:formula="of:=SUMIF(NoeudsFin;[.I10];Flots)" office:value-type="float" office:value="65" calcext:value-type="float">
            <text:p>65</text:p>
          </table:table-cell>
          <table:table-cell table:style-name="ce9" table:formula="of:=SUMIF(NoeudsDéb;[.I10];Flots)"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Rou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9" table:formula="of:=SUMIF(NoeudsFin;[.I11];Flots)" office:value-type="float" office:value="30" calcext:value-type="float">
            <text:p>30</text:p>
          </table:table-cell>
          <table:table-cell table:style-name="ce9" table:formula="of:=SUMIF(NoeudsDéb;[.I11];Flots)"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Rai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9" table:formula="of:=SUMIF(NoeudsFin;[.I12];Flots)" office:value-type="float" office:value="65" calcext:value-type="float">
            <text:p>65</text:p>
          </table:table-cell>
          <table:table-cell table:style-name="ce9" table:formula="of:=SUMIF(NoeudsDéb;[.I12];Flots)" office:value-type="float" office:value="65" calcext:value-type="float">
            <text:p>6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Rou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9" table:formula="of:=SUMIF(NoeudsFin;[.I13];Flots)" office:value-type="float" office:value="85" calcext:value-type="float">
            <text:p>85</text:p>
          </table:table-cell>
          <table:table-cell table:style-name="ce9" table:formula="of:=SUMIF(NoeudsDéb;[.I13];Flots)" office:value-type="float" office:value="85" calcext:value-type="float">
            <text:p>8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1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9" table:formula="of:=SUMIF(NoeudsFin;[.I14];Flots)" office:value-type="float" office:value="180" calcext:value-type="float">
            <text:p>180</text:p>
          </table:table-cell>
          <table:table-cell table:style-name="ce9" table:formula="of:=SUMIF(NoeudsDéb;[.I14];Flots)" office:value-type="float" office:value="180" calcext:value-type="float">
            <text:p>18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2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3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4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T</text:p>
          </table:table-cell>
          <table:table-cell table:style-name="ce3"/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5"/>
          <table:table-cell table:style-name="ce6" office:value-type="float" office:value="0" calcext:value-type="float">
            <text:p>0</text:p>
          </table:table-cell>
          <table:table-cell table:style-name="ce6" office:value-type="float" office:value="9999" calcext:value-type="float">
            <text:p>999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solver_adj" table:base-cell-address="$'Feuille 1'.$A$1" table:cell-range-address="$'Feuille 1'.$G$3:.$G$21"/>
          <table:named-expression table:name="solver_cvg" table:base-cell-address="$'Feuille 1'.$A$1" table:expression="0.0001"/>
          <table:named-expression table:name="solver_drv" table:base-cell-address="$'Feuille 1'.$A$1" table:expression="1"/>
          <table:named-expression table:name="solver_est" table:base-cell-address="$'Feuille 1'.$A$1" table:expression="1"/>
          <table:named-expression table:name="solver_itr" table:base-cell-address="$'Feuille 1'.$A$1" table:expression="100"/>
          <table:named-range table:name="solver_lhs1" table:base-cell-address="$'Feuille 1'.$A$1" table:cell-range-address="$'Feuille 1'.$G$21"/>
          <table:named-range table:name="solver_lhs2" table:base-cell-address="$'Feuille 1'.$A$1" table:cell-range-address="$'Feuille 1'.$J$6:.$J$14"/>
          <table:named-range table:name="solver_lhs3" table:base-cell-address="$'Feuille 1'.$A$1" table:cell-range-address="$'Feuille 1'.$G$3:.$G$21"/>
          <table:named-range table:name="solver_lhs4" table:base-cell-address="$'Feuille 1'.$A$1" table:cell-range-address="$'Feuille 1'.$G$3:.$G$21"/>
          <table:named-expression table:name="solver_lin" table:base-cell-address="$'Feuille 1'.$A$1" table:expression="1"/>
          <table:named-expression table:name="solver_neg" table:base-cell-address="$'Feuille 1'.$A$1" table:expression="1"/>
          <table:named-expression table:name="solver_num" table:base-cell-address="$'Feuille 1'.$A$1" table:expression="4"/>
          <table:named-expression table:name="solver_nwt" table:base-cell-address="$'Feuille 1'.$A$1" table:expression="1"/>
          <table:named-range table:name="solver_opt" table:base-cell-address="$'Feuille 1'.$A$1" table:cell-range-address="$'Feuille 1'.$J$3"/>
          <table:named-expression table:name="solver_pre" table:base-cell-address="$'Feuille 1'.$A$1" table:expression="0.000001"/>
          <table:named-expression table:name="solver_rel1" table:base-cell-address="$'Feuille 1'.$A$1" table:expression="2"/>
          <table:named-expression table:name="solver_rel2" table:base-cell-address="$'Feuille 1'.$A$1" table:expression="2"/>
          <table:named-expression table:name="solver_rel3" table:base-cell-address="$'Feuille 1'.$A$1" table:expression="3"/>
          <table:named-expression table:name="solver_rel4" table:base-cell-address="$'Feuille 1'.$A$1" table:expression="1"/>
          <table:named-range table:name="solver_rhs1" table:base-cell-address="$'Feuille 1'.$A$1" table:cell-range-address="$'Feuille 1'.$J$2"/>
          <table:named-range table:name="solver_rhs2" table:base-cell-address="$'Feuille 1'.$A$1" table:cell-range-address="$'Feuille 1'.$K$6:.$K$14"/>
          <table:named-range table:name="solver_rhs3" table:base-cell-address="$'Feuille 1'.$A$1" table:cell-range-address="$'Feuille 1'.$D$3:.$D$21"/>
          <table:named-range table:name="solver_rhs4" table:base-cell-address="$'Feuille 1'.$A$1" table:cell-range-address="$'Feuille 1'.$E$3:.$E$21"/>
          <table:named-expression table:name="solver_scl" table:base-cell-address="$'Feuille 1'.$A$1" table:expression="2"/>
          <table:named-expression table:name="solver_sho" table:base-cell-address="$'Feuille 1'.$A$1" table:expression="2"/>
          <table:named-expression table:name="solver_tim" table:base-cell-address="$'Feuille 1'.$A$1" table:expression="100"/>
          <table:named-expression table:name="solver_tol" table:base-cell-address="$'Feuille 1'.$A$1" table:expression="0.05"/>
          <table:named-expression table:name="solver_typ" table:base-cell-address="$'Feuille 1'.$A$1" table:expression="2"/>
          <table:named-expression table:name="solver_val" table:base-cell-address="$'Feuille 1'.$A$1" table:expression="0"/>
        </table:named-expressions>
      </table:table>
      <table:named-expressions>
        <table:named-range table:name="Capacités" table:base-cell-address="$'Feuille 1'.$A$1" table:cell-range-address="$'Feuille 1'.$E$3:.$E$21"/>
        <table:named-range table:name="CoûtsArcs" table:base-cell-address="$'Feuille 1'.$A$1" table:cell-range-address="$'Feuille 1'.$F$3:.$F$21"/>
        <table:named-range table:name="CoûtTotal" table:base-cell-address="$'Feuille 1'.$A$1" table:cell-range-address="$'Feuille 1'.$J$3"/>
        <table:named-range table:name="DébitRéel" table:base-cell-address="$'Feuille 1'.$A$1" table:cell-range-address="$'Feuille 1'.$G$21"/>
        <table:named-range table:name="DébitVoulu" table:base-cell-address="$'Feuille 1'.$A$1" table:cell-range-address="$'Feuille 1'.$J$2"/>
        <table:named-range table:name="Flots" table:base-cell-address="$'Feuille 1'.$A$1" table:cell-range-address="$'Feuille 1'.$G$3:.$G$21"/>
        <table:named-range table:name="FlotsEntrants" table:base-cell-address="$'Feuille 1'.$A$1" table:cell-range-address="$'Feuille 1'.$J$6:.$J$14"/>
        <table:named-range table:name="FlotsMin" table:base-cell-address="$'Feuille 1'.$A$1" table:cell-range-address="$'Feuille 1'.$D$3:.$D$21"/>
        <table:named-range table:name="FlotsSortants" table:base-cell-address="$'Feuille 1'.$A$1" table:cell-range-address="$'Feuille 1'.$K$6:.$K$14"/>
        <table:named-range table:name="NoeudsDéb" table:base-cell-address="$'Feuille 1'.$A$1" table:cell-range-address="$'Feuille 1'.$A$3:.$A$21"/>
        <table:named-range table:name="NoeudsFin" table:base-cell-address="$'Feuille 1'.$A$1" table:cell-range-address="$'Feuille 1'.$B$3:.$B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ns</meta:initial-creator>
    <meta:creation-date>2010-02-06T15:51:54</meta:creation-date>
    <dc:date>2017-03-30T10:24:54.004575000</dc:date>
    <meta:editing-duration>PT16H36M40S</meta:editing-duration>
    <meta:editing-cycles>2</meta:editing-cycles>
    <meta:generator>LibreOffice/5.2.5.1$MacOSX_X86_64 LibreOffice_project/0312e1a284a7d50ca85a365c316c7abbf20a4d22</meta:generator>
    <meta:document-statistic meta:table-count="1" meta:cell-count="166" meta:object-count="0"/>
  </office:meta>
</office:document-meta>
</file>